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tari" svg:font-family="Atari" style:font-pitch="variable"/>
    <style:font-face style:name="KacstTitleL" svg:font-family="KacstTitleL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1c3" officeooo:paragraph-rsid="000201c3"/>
    </style:style>
    <style:style style:name="P2" style:family="paragraph" style:parent-style-name="Standard">
      <style:text-properties officeooo:rsid="00036954" officeooo:paragraph-rsid="00036954"/>
    </style:style>
    <style:style style:name="P3" style:family="paragraph" style:parent-style-name="Standard">
      <style:text-properties officeooo:rsid="000437a9" officeooo:paragraph-rsid="000437a9"/>
    </style:style>
    <style:style style:name="P4" style:family="paragraph" style:parent-style-name="Standard">
      <style:text-properties style:font-name="LKLUG" officeooo:rsid="00036954" officeooo:paragraph-rsid="00036954"/>
    </style:style>
    <style:style style:name="P5" style:family="paragraph" style:parent-style-name="Standard">
      <style:text-properties officeooo:rsid="000437a9" officeooo:paragraph-rsid="000201c3"/>
    </style:style>
    <style:style style:name="P6" style:family="paragraph" style:parent-style-name="Standard">
      <style:text-properties style:font-name="Atari" officeooo:rsid="0007bd8d" officeooo:paragraph-rsid="0007bd8d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8" style:family="paragraph" style:parent-style-name="Standard">
      <style:text-properties fo:color="#000000" style:font-name="Droid Sans Mono" fo:font-size="10.5pt" fo:font-weight="normal" officeooo:rsid="000437a9" officeooo:paragraph-rsid="000201c3" fo:background-color="#fffff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3953a4"/>
    </style:style>
    <style:style style:name="T3" style:family="text">
      <style:text-properties fo:color="#1f217d"/>
    </style:style>
    <style:style style:name="T4" style:family="text">
      <style:text-properties fo:color="#4d7fe2"/>
    </style:style>
    <style:style style:name="T5" style:family="text">
      <style:text-properties fo:color="#984e9c"/>
    </style:style>
    <style:style style:name="T6" style:family="text">
      <style:text-properties fo:color="#ac9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&lt;!doctype</text:span><text:span text:style-name="T2"> html</text:span><text:span text:style-name="T1">&gt;</text:span></text:p>
      <text:p text:style-name="P7"><text:span text:style-name="T3">&lt;</text:span><text:span text:style-name="T4">body</text:span><text:span text:style-name="T3">&gt;</text:span></text:p>
      <text:p text:style-name="P7"><text:span text:style-name="T3">&lt;</text:span><text:span text:style-name="T4">link</text:span> <text:span text:style-name="T5">href</text:span><text:span text:style-name="T3">=</text:span><text:span text:style-name="T6">"https://fonts.googleapis.com/css?family=Marck+Script"</text:span> <text:span text:style-name="T5">rel</text:span><text:span text:style-name="T3">=</text:span><text:span text:style-name="T6">"stylesheet"</text:span><text:span text:style-name="T3">&gt;</text:span> </text:p>
      <text:p text:style-name="P7"><text:span text:style-name="T3">&lt;</text:span><text:span text:style-name="T4">link</text:span> <text:span text:style-name="T5">href</text:span><text:span text:style-name="T3">=</text:span><text:span text:style-name="T6">"https://fonts.googleapis.com/css?family=Permanent+Marker"</text:span> <text:span text:style-name="T5">rel</text:span><text:span text:style-name="T3">=</text:span><text:span text:style-name="T6">"stylesheet"</text:span><text:span text:style-name="T3">&gt;</text:span> </text:p>
      <text:p text:style-name="P9"/>
      <text:p text:style-name="P7"><text:span text:style-name="T3">&lt;</text:span><text:span text:style-name="T4">div</text:span> <text:span text:style-name="T5">align</text:span><text:span text:style-name="T3">=</text:span><text:span text:style-name="T6">"center"</text:span><text:span text:style-name="T3">&gt;</text:span></text:p>
      <text:p text:style-name="P7"><text:span text:style-name="T3">&lt;</text:span><text:span text:style-name="T4">h1</text:span><text:span text:style-name="T3">&gt;</text:span> mon cv <text:span text:style-name="T3">&lt;/</text:span><text:span text:style-name="T4">h1</text:span><text:span text:style-name="T3">&gt;</text:span> <text:span text:style-name="T3">&lt;/</text:span><text:span text:style-name="T4">div</text:span><text:span text:style-name="T3">&gt;</text:span></text:p>
      <text:p text:style-name="P9"/>
      <text:p text:style-name="P7"><text:span text:style-name="T3">&lt;</text:span><text:span text:style-name="T4">div</text:span> <text:span text:style-name="T5">style</text:span><text:span text:style-name="T3">=</text:span><text:span text:style-name="T6">"margin-top:-10px; margin-left: -43px;"</text:span><text:span text:style-name="T3">&gt;</text:span></text:p>
      <text:p text:style-name="P7"><text:span text:style-name="T3">&lt;</text:span><text:span text:style-name="T4">ul</text:span><text:span text:style-name="T3">&gt;</text:span></text:p>
      <text:p text:style-name="P7"><text:span text:style-name="T3">&lt;</text:span><text:span text:style-name="T4">il</text:span><text:span text:style-name="T3">&gt;&lt;</text:span><text:span text:style-name="T4">h3</text:span><text:span text:style-name="T3">&gt;</text:span> Paul V... <text:span text:style-name="T3">&lt;/</text:span><text:span text:style-name="T4">h3</text:span><text:span text:style-name="T3">&gt;&lt;/</text:span><text:span text:style-name="T4">il</text:span><text:span text:style-name="T3">&gt;</text:span></text:p>
      <text:p text:style-name="P7"><text:span text:style-name="T3">&lt;</text:span><text:span text:style-name="T4">il</text:span><text:span text:style-name="T3">&gt;&lt;</text:span><text:span text:style-name="T4">h5</text:span><text:span text:style-name="T3">&gt;</text:span> progammeur java <text:span text:style-name="T3">&lt;/</text:span><text:span text:style-name="T4">h5</text:span><text:span text:style-name="T3">&gt;&lt;</text:span><text:span text:style-name="T4">h3</text:span><text:span text:style-name="T3">&gt;</text:span> 18ans <text:span text:style-name="T3">&lt;</text:span><text:span text:style-name="T4">h3</text:span><text:span text:style-name="T3">&gt;&lt;</text:span><text:span text:style-name="T4">h4</text:span><text:span text:style-name="T3">&gt;</text:span> Montpellier <text:span text:style-name="T3">&lt;</text:span><text:span text:style-name="T4">h4</text:span><text:span text:style-name="T3">&gt;&lt;/</text:span><text:span text:style-name="T4">il</text:span><text:span text:style-name="T3">&gt;</text:span></text:p>
      <text:p text:style-name="P7"><text:span text:style-name="T3">&lt;</text:span><text:span text:style-name="T4">il</text:span><text:span text:style-name="T3">&gt;&lt;</text:span><text:span text:style-name="T4">h5</text:span><text:span text:style-name="T3">&gt;</text:span>je peux me deplacer en fonctions des besoins<text:span text:style-name="T3">&lt;/</text:span><text:span text:style-name="T4">h5</text:span><text:span text:style-name="T3">&gt;&lt;/</text:span><text:span text:style-name="T4">il</text:span><text:span text:style-name="T3">&gt;&lt;/</text:span><text:span text:style-name="T4">div</text:span><text:span text:style-name="T3">&gt;</text:span></text:p>
      <text:p text:style-name="P7"><text:span text:style-name="T3">&lt;/</text:span><text:span text:style-name="T4">ul</text:span><text:span text:style-name="T3">&gt;</text:span></text:p>
      <text:p text:style-name="P9"/>
      <text:p text:style-name="P7"><text:span text:style-name="T3">&lt;</text:span><text:span text:style-name="T4">h3</text:span><text:span text:style-name="T3">&gt;</text:span> me contacter :<text:span text:style-name="T3">&lt;/</text:span><text:span text:style-name="T4">h3</text:span><text:span text:style-name="T3">&gt;</text:span> </text:p>
      <text:p text:style-name="P7"><text:span text:style-name="T3">&lt;</text:span><text:span text:style-name="T4">h4</text:span><text:span text:style-name="T3">&gt;</text:span> paulv...@gmail.com <text:span text:style-name="T3">&lt;</text:span><text:span text:style-name="T4">h4</text:span><text:span text:style-name="T3">&gt;</text:span></text:p>
      <text:p text:style-name="P7"><text:span text:style-name="T3">&lt;</text:span><text:span text:style-name="T4">h3</text:span><text:span text:style-name="T3">&gt;</text:span> 0123456789 <text:span text:style-name="T3">&lt;/</text:span><text:span text:style-name="T4">h3</text:span><text:span text:style-name="T3">&gt;</text:span></text:p>
      <text:p text:style-name="P9"/>
      <text:p text:style-name="P7"><text:span text:style-name="T3">&lt;</text:span><text:span text:style-name="T4">div</text:span> <text:span text:style-name="T5">style</text:span><text:span text:style-name="T3">=</text:span><text:span text:style-name="T6">"margin-top:-370px; margin-left: 390px;"</text:span><text:span text:style-name="T3">&gt;</text:span> <text:span text:style-name="T3">&lt;</text:span><text:span text:style-name="T4">img</text:span> <text:span text:style-name="T5">src</text:span><text:span text:style-name="T3">=</text:span><text:span text:style-name="T6">" https://tse2.mm.bing.net/th?id=OIP.__BKEoYMDaZAJpQxDXYzcAHaHa&amp;pid=Api&amp;w=200&amp;h=200&amp;rs=1&amp;p=0"</text:span> &lt;/<text:span text:style-name="T5">div</text:span><text:span text:style-name="T3">&gt;&lt;/</text:span><text:span text:style-name="T4">div</text:span><text:span text:style-name="T3">&gt;</text:span></text:p>
      <text:p text:style-name="P10"/>
      <text:p text:style-name="P7"><text:span text:style-name="T3">&lt;</text:span><text:span text:style-name="T4">ul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margin-top:-0px; margin-left: 370px;"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 <text:span text:style-name="T6">"text-transform: uppercase;font-size: 20px"</text:span>"<text:span text:style-name="T3">&gt;</text:span> <text:span text:style-name="T3">&lt;</text:span><text:span text:style-name="T4">h3</text:span><text:span text:style-name="T3">&gt;</text:span> passions :<text:span text:style-name="T3">&lt;/</text:span><text:span text:style-name="T4">h3</text:span><text:span text:style-name="T3">&gt;</text:span> </text:p>
      <text:p text:style-name="P7"><text:span text:style-name="T3">&lt;</text:span><text:span text:style-name="T4">div</text:span> <text:span text:style-name="T5">style</text:span><text:span text:style-name="T3">=</text:span><text:span text:style-name="T6">"font-family: 'Permanent Marker', cursive;"</text:span></text:p>
      <text:p text:style-name="P7">&lt;<text:span text:style-name="T5">li</text:span><text:span text:style-name="T3">&gt;</text:span> musique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jeu video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manga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nouvelle techno <text:span text:style-name="T3">&lt;/</text:span><text:span text:style-name="T4">li</text:span><text:span text:style-name="T3">&gt;</text:span> <text:span text:style-name="T3">&lt;/</text:span><text:span text:style-name="T4">div</text:span><text:span text:style-name="T3">&gt;&lt;/</text:span><text:span text:style-name="T4">div</text:span><text:span text:style-name="T3">&gt;</text:span></text:p>
      <text:p text:style-name="P7"><text:span text:style-name="T3">&lt;/</text:span><text:span text:style-name="T4">ul</text:span><text:span text:style-name="T3">&gt;</text:span></text:p>
      <text:p text:style-name="P7"><text:span text:style-name="T3">&lt;</text:span><text:span text:style-name="T4">div</text:span> <text:span text:style-name="T5">align</text:span><text:span text:style-name="T3">=</text:span><text:span text:style-name="T6">"center"</text:span></text:p>
      <text:p text:style-name="P7">&lt;<text:span text:style-name="T5">div</text:span> <text:span text:style-name="T5">style</text:span><text:span text:style-name="T3">=</text:span><text:span text:style-name="T6">" text-transform: uppercase;"</text:span><text:span text:style-name="T3">&gt;</text:span> <text:span text:style-name="T3">&lt;</text:span><text:span text:style-name="T4">h3</text:span><text:span text:style-name="T3">&gt;</text:span> experience </text:p>
      <text:p text:style-name="P7"><text:span text:style-name="T3">&lt;</text:span><text:span text:style-name="T4">div</text:span> <text:span text:style-name="T5">align</text:span><text:span text:style-name="T3">=</text:span><text:span text:style-name="T6">"center"</text:span></text:p>
      <text:p text:style-name="P7"><text:span text:style-name="T5">professionel</text:span> :&lt;/<text:span text:style-name="T5">h3</text:span><text:span text:style-name="T3">&gt;&lt;/</text:span><text:span text:style-name="T4">div</text:span><text:span text:style-name="T3">&gt;</text:span></text:p>
      <text:p text:style-name="P7"><text:span text:style-name="T3">&lt;</text:span><text:span text:style-name="T4">li</text:span><text:span text:style-name="T3">&gt;</text:span> service civique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restauration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ikea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form java <text:span text:style-name="T3">&lt;/</text:span><text:span text:style-name="T4">li</text:span><text:span text:style-name="T3">&gt;&lt;/</text:span><text:span text:style-name="T4">div</text:span><text:span text:style-name="T3">&gt;&lt;/</text:span><text:span text:style-name="T4">div</text:span><text:span text:style-name="T3">&gt;</text:span></text:p>
      <text:p text:style-name="P7"><text:span text:style-name="T3">&lt;/</text:span><text:span text:style-name="T4">ol</text:span><text:span text:style-name="T3">&gt;</text:span></text:p>
      <text:p text:style-name="P7"><text:span text:style-name="T3">&lt;</text:span><text:span text:style-name="T4">body</text:span><text:span text:style-name="T3">&gt;</text:span></text:p>
      <text:p text:style-name="P9"/>
      <text:p text:style-name="P7"><text:span text:style-name="T3">&lt;</text:span><text:span text:style-name="T4">ul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margin-top:-0px; margin-left: 0px;"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 text-transform: uppercase;"</text:span><text:span text:style-name="T3">&gt;</text:span> <text:span text:style-name="T3">&lt;</text:span><text:span text:style-name="T4">h3</text:span><text:span text:style-name="T3">&gt;</text:span> qualite :<text:span text:style-name="T3">&lt;/</text:span><text:span text:style-name="T4">h3</text:span><text:span text:style-name="T3">&gt;</text:span></text:p>
      <text:p text:style-name="P7"><text:span text:style-name="T3">&lt;</text:span><text:span text:style-name="T4">li</text:span><text:span text:style-name="T3">&gt;</text:span> envie de decouvrir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motive <text:span text:style-name="T3">&lt;/</text:span><text:span text:style-name="T4">li</text:span><text:span text:style-name="T3">&gt;</text:span></text:p>
      <text:p text:style-name="P7"><text:soft-page-break/><text:span text:style-name="T3">&lt;/</text:span><text:span text:style-name="T4">ul</text:span><text:span text:style-name="T3">&gt;</text:span></text:p>
      <text:p text:style-name="P9"/>
      <text:p text:style-name="P7"><text:span text:style-name="T3">&lt;</text:span><text:span text:style-name="T4">ul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margin-top:-95px; margin-left: 370px;"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 text-transform: uppercase;"</text:span><text:span text:style-name="T3">&gt;&lt;</text:span><text:span text:style-name="T4">h3</text:span><text:span text:style-name="T3">&gt;</text:span> default :<text:span text:style-name="T3">&lt;/</text:span><text:span text:style-name="T4">h3</text:span><text:span text:style-name="T3">&gt;</text:span></text:p>
      <text:p text:style-name="P7"><text:span text:style-name="T3">&lt;</text:span><text:span text:style-name="T4">li</text:span><text:span text:style-name="T3">&gt;</text:span> un peu borne <text:span text:style-name="T3">&lt;/</text:span><text:span text:style-name="T4">li</text:span><text:span text:style-name="T3">&gt;</text:span></text:p>
      <text:p text:style-name="P7"><text:span text:style-name="T3">&lt;</text:span><text:span text:style-name="T4">li</text:span><text:span text:style-name="T3">&gt;</text:span> peux bloquer sur evidence <text:span text:style-name="T3">&lt;/</text:span><text:span text:style-name="T4">li</text:span><text:span text:style-name="T3">&gt;</text:span> </text:p>
      <text:p text:style-name="P7"><text:span text:style-name="T3">&lt;/</text:span><text:span text:style-name="T4">ul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font-family: 'Marck Script'; color:#3b2c82; cursive;"</text:span>&lt;<text:span text:style-name="T5">h2</text:span><text:span text:style-name="T3">&gt;</text:span> pas d affollement, rien ne se passe comme prevu c est la seule chose que nous apprend le futur en devenant du passe <text:span text:style-name="T3">&lt;/</text:span><text:span text:style-name="T4">h2</text:span><text:span text:style-name="T3">&gt;&lt;/</text:span><text:span text:style-name="T4">div</text:span><text:span text:style-name="T3">&gt;</text:span></text:p>
      <text:p text:style-name="P7"><text:span text:style-name="T3">&lt;</text:span><text:span text:style-name="T4">div</text:span> <text:span text:style-name="T5">style</text:span><text:span text:style-name="T3">=</text:span><text:span text:style-name="T6">"margin-left: 370px;"</text:span><text:span text:style-name="T3">&gt;&lt;</text:span><text:span text:style-name="T4">h2</text:span><text:span text:style-name="T3">&gt;</text:span> daniel pennac <text:span text:style-name="T3">&lt;/</text:span><text:span text:style-name="T4">h2</text:span><text:span text:style-name="T3">&gt;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tari" svg:font-family="Atari" style:font-pitch="variable"/>
    <style:font-face style:name="KacstTitleL" svg:font-family="KacstTitleL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55:34.432258086</meta:creation-date>
    <dc:date>2018-12-12T14:15:17.607215236</dc:date>
    <meta:editing-duration>PT3H55M3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49" meta:word-count="202" meta:character-count="1818" meta:non-whitespace-character-count="1659"/>
  </office:meta>
</office:document-meta>
</file>